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NHGVT+SFRM1095" svg:font-family="DNHGVT+SFRM1095"/>
    <style:font-face style:name="Lucidasans1" svg:font-family="Lucidasans"/>
    <style:font-face style:name="StarSymbol" svg:font-family="StarSymbol"/>
    <style:font-face style:name="F16" svg:font-family="F16" style:font-family-generic="swiss"/>
    <style:font-face style:name="F20" svg:font-family="F20" style:font-family-generic="swiss"/>
    <style:font-face style:name="F56" svg:font-family="F56" style:font-family-generic="swiss"/>
    <style:font-face style:name="F70" svg:font-family="F70"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le1" style:family="table">
      <style:table-properties style:width="6.2993in" table:align="margins"/>
    </style:style>
    <style:style style:name="Tabelle1.A" style:family="table-column">
      <style:table-column-properties style:column-width="2.4271in" style:rel-column-width="25250*"/>
    </style:style>
    <style:style style:name="Tabelle1.B" style:family="table-column">
      <style:table-column-properties style:column-width="1.9028in" style:rel-column-width="19795*"/>
    </style:style>
    <style:style style:name="Tabelle1.C" style:family="table-column">
      <style:table-column-properties style:column-width="1.9694in" style:rel-column-width="20490*"/>
    </style:style>
    <style:style style:name="Tabelle1.A1" style:family="table-cell">
      <style:table-cell-properties fo:padding="0.0382in" fo:border="none"/>
    </style:style>
    <style:style style:name="P1" style:family="paragraph" style:parent-style-name="Header_20_left">
      <style:text-properties style:font-name="Nimbus Sans L"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style>
    <style:style style:name="P3" style:family="paragraph" style:parent-style-name="Footer">
      <style:paragraph-properties>
        <style:tab-stops>
          <style:tab-stop style:position="3.052in" style:type="center"/>
          <style:tab-stop style:position="6.6925in" style:type="right"/>
        </style:tab-stops>
      </style:paragraph-properties>
    </style:style>
    <style:style style:name="P4" style:family="paragraph" style:parent-style-name="Footer">
      <style:paragraph-properties>
        <style:tab-stops>
          <style:tab-stop style:position="3.0626in" style:type="center"/>
          <style:tab-stop style:position="6.6925in" style:type="right"/>
        </style:tab-stops>
      </style:paragraph-properties>
    </style:style>
    <style:style style:name="P5" style:family="paragraph" style:parent-style-name="Illustration">
      <style:paragraph-properties fo:text-align="center" style:justify-single-word="false"/>
    </style:style>
    <style:style style:name="P6" style:family="paragraph" style:parent-style-name="Text_20_body">
      <style:text-properties style:font-name="Arial2" fo:font-size="11pt" style:font-name-asian="F16" style:font-size-asian="11pt" style:font-name-complex="F16" style:font-size-complex="11pt"/>
    </style:style>
    <style:style style:name="P7" style:family="paragraph" style:parent-style-name="Text_20_body">
      <style:text-properties style:font-name="Arial2" fo:font-size="11pt" style:font-size-asian="11pt" style:font-size-complex="11pt"/>
    </style:style>
    <style:style style:name="P8" style:family="paragraph" style:parent-style-name="Text_20_body">
      <style:text-properties fo:language="de" fo:country="DE"/>
    </style:style>
    <style:style style:name="P9" style:family="paragraph" style:parent-style-name="Autor">
      <style:paragraph-properties fo:text-align="center" style:justify-single-word="false"/>
    </style:style>
    <style:style style:name="P10" style:family="paragraph" style:parent-style-name="Autor-Kontakt">
      <style:paragraph-properties fo:margin-left="0in" fo:margin-right="0in" fo:text-indent="0in" style:auto-text-indent="tru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Arial2" fo:font-size="11pt" style:font-name-asian="F16" style:font-size-asian="11pt" style:font-name-complex="F16" style:font-size-complex="11pt"/>
    </style:style>
    <style:style style:name="P13" style:family="paragraph" style:parent-style-name="Heading" style:master-page-name="Right_20_Page">
      <style:paragraph-properties style:page-number="auto"/>
      <style:text-properties style:font-name="Arial2" fo:font-size="13pt" style:font-name-asian="F20" style:font-size-asian="13pt" style:font-name-complex="F20" style:font-size-complex="13pt"/>
    </style:style>
    <style:style style:name="P14" style:family="paragraph" style:parent-style-name="Autor-Kontakt">
      <style:paragraph-properties fo:margin-left="0in" fo:margin-right="0in" fo:text-indent="0in" style:auto-text-indent="true"/>
    </style:style>
    <style:style style:name="P15" style:family="paragraph" style:parent-style-name="Literatur">
      <style:text-properties fo:font-size="11pt" fo:font-weight="bold" style:font-size-asian="11pt" style:font-weight-asian="bold" style:font-size-complex="11pt" style:font-weight-complex="bold"/>
    </style:style>
    <style:style style:name="T1" style:family="text">
      <style:text-properties style:font-name="Nimbus Sans L" fo:font-size="12pt" fo:font-weight="bold" style:font-size-asian="12pt" style:font-weight-asian="bold" style:font-size-complex="12pt" style:font-weight-complex="bold"/>
    </style:style>
    <style:style style:name="T2" style:family="text">
      <style:text-properties style:font-name="Arial2"/>
    </style:style>
    <style:style style:name="T3" style:family="text">
      <style:text-properties style:font-name="Arial2" fo:font-size="11pt" style:font-name-asian="F16" style:font-size-asian="11pt" style:font-name-complex="F16" style:font-size-complex="11pt"/>
    </style:style>
    <style:style style:name="T4" style:family="text">
      <style:text-properties style:font-name="Arial2" fo:font-size="11pt" style:font-size-asian="11pt" style:font-size-complex="11pt"/>
    </style:style>
    <style:style style:name="T5" style:family="text">
      <style:text-properties style:font-name="Arial2" fo:font-size="11pt" style:font-name-asian="DNHGVT+SFRM1095" style:font-size-asian="11pt" style:font-name-complex="DNHGVT+SFRM1095" style:font-size-complex="11pt"/>
    </style:style>
    <style:style style:name="T6" style:family="text">
      <style:text-properties style:font-name="Arial2" style:font-name-asian="F16" style:font-name-complex="F16"/>
    </style:style>
    <style:style style:name="T7" style:family="text">
      <style:text-properties style:font-name="Arial2" fo:font-size="10pt" style:font-size-asian="10pt" style:font-size-complex="10pt"/>
    </style:style>
    <style:style style:name="T8" style:family="text">
      <style:text-properties style:font-name="Arial2" fo:font-size="10pt" style:font-name-asian="F16" style:font-size-asian="10pt" style:font-name-complex="F16" style:font-size-complex="10pt"/>
    </style:style>
    <style:style style:name="T9" style:family="text">
      <style:text-properties style:font-name="Arial2" fo:font-size="10pt" style:font-name-asian="F56" style:font-size-asian="10pt" style:font-name-complex="F56" style:font-size-complex="10pt"/>
    </style:style>
    <style:style style:name="T10" style:family="text">
      <style:text-properties style:font-name="Arial2" fo:font-size="10pt" fo:font-style="italic" style:font-name-asian="F70" style:font-size-asian="10pt" style:font-style-asian="italic" style:font-name-complex="F70" style:font-size-complex="10pt" style:font-style-complex="italic"/>
    </style:style>
    <style:style style:name="T11" style:family="text">
      <style:text-properties style:font-name="Arial2" fo:font-size="10pt" fo:font-style="italic" style:font-size-asian="10pt" style:font-style-asian="italic" style:font-size-complex="10pt" style:font-style-complex="italic"/>
    </style:style>
    <style:style style:name="T12" style:family="text">
      <style:text-properties style:font-name="Arial2" fo:font-size="10pt" fo:font-style="italic" style:font-name-asian="F16" style:font-size-asian="10pt" style:font-style-asian="italic" style:font-name-complex="F16" style:font-size-complex="10pt" style:font-style-complex="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ize="14pt"/>
    </style:style>
    <style:style style:name="T17" style:family="text">
      <style:text-properties style:font-size-asian="14pt"/>
    </style:style>
    <style:style style:name="T18" style:family="text">
      <style:text-properties style:font-size-complex="14pt"/>
    </style:style>
    <style:style style:name="T19" style:family="text">
      <style:text-properties style:font-name-asian="F16"/>
    </style:style>
    <style:style style:name="T20" style:family="text">
      <style:text-properties style:font-name-complex="F1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obile Anwendung zur Routenplanung mit öffentlichen Verkehrsmitteln basierend auf OpenStreetMap-Daten</text:p>
      <text:p text:style-name="Autor">Markus Duchon, Andreas Paulus, Martin Werner</text:p>
      <text:p text:style-name="P11">Kurzfassung:</text:p>
      <text:p text:style-name="Text_20_body"><text:span text:style-name="T6">Das Netz öffentlicher Verkehrsmittel bestehend aus Bus, Tram-, U- und S-Bahn ist in vielen Städten im Laufe der Zeit stark gewachsen und sehr komplex geworden. Dabei ist es vor allem bei einer erstmaligen Reise zu einem bestimmten Ort unklar, wie dieser am schnellsten zu erreichen ist. Insbesondere wenn Abweichungen vom Fahrplan, die durch hohes oder niedriges Verkehrsaufkommen oder andere Zwischenfälle entstehen, dazu führen, dass mögliche Anschlussverbindungen nicht rechtzeitig erreicht werden können. Unter Berücksichtigung entsprechender Schwankungen besteht die Möglichkeit das Ziel auf einem anderen, schnelleren Weg zu erreichen. </text:span><text:span text:style-name="T2">Die folgende Arbeit präsentiert eine mobile Anwendung für die Android Plattform in Anlehnung an </text:span><text:span text:style-name="T2"><text:reference-ref text:reference-format="text" text:ref-name="[1]">[1]</text:reference-ref></text:span><text:span text:style-name="T2">, </text:span><text:span text:style-name="T6">die mittels GPS-Daten und einem vom Benutzer eingegebenen Ziel die zum aktuellen Aufenthaltsort und Zeitpunkt ideale Route mit öffentlichen Verkehrsmitteln berechnet und gegebenenfalls aktualisiert. Die dafür notwendigen Strecken- und Haltestelleninformationen wurden aus dem OpenStreetMap Projekt extrahiert, nach bearbeitet und in ein geeignetes Datenformat überführt, welches die Anbindung weiterer Ressourcen, wie Straßennamen, Abfahrtszeiten, Haltestellenbeschreibung, etc. ermöglicht. Die dadurch entstandenen Wegnetze <text:s/>werden als gerichtete Graphen (Straßen-, ÖPNV-Netz) in unterschiedlichen BSP-Bäumen gespeichert. Die Übergänge zwischen den Graphen wurden durch zusätzliche Kanten modelliert und ermöglichen so eine multimodale Routenführung. Zu Testzwecken wurde der Großraum München verwendet, wobei das eingesetzte Routing-Verfahren bei der Ermittlung des kürzesten Weges die aktuellen Live-Abfahrtszeiten des Betreibers berücksichtigt. </text:span></text:p>
      <text:h text:style-name="Heading_20_1" text:outline-level="1"/>
      <text:p text:style-name="Autor">Kontakt zu den Autoren:</text:p>
      <table:table table:name="Tabelle1" table:style-name="Tabelle1">
        <table:table-column table:style-name="Tabelle1.A"/>
        <table:table-column table:style-name="Tabelle1.B"/>
        <table:table-column table:style-name="Tabelle1.C"/>
        <table:table-row>
          <table:table-cell table:style-name="Tabelle1.A1" office:value-type="string">
            <text:p text:style-name="P9">Markus Duchon<text:line-break/>Siemens AG, CT T DE IT1<text:line-break/>Otto-Hahn-Ring 6<text:line-break/>D-80200 München<text:line-break/>markus.duchon.ext@siemens.com</text:p>
          </table:table-cell>
          <table:table-cell table:style-name="Tabelle1.A1" office:value-type="string">
            <text:p text:style-name="P9">Andreas Paulus<text:line-break/>LMU München<text:line-break/>Oettingenstraße 67 <text:line-break/>D-80538 München<text:line-break/>paulus.andreas@gmx.net</text:p>
          </table:table-cell>
          <table:table-cell table:style-name="Tabelle1.A1" office:value-type="string">
            <text:p text:style-name="P9">Martin Werner<text:line-break/>LMU München<text:line-break/>Oettingenstraße 67 <text:line-break/>D-80538 München<text:line-break/>martin.werner@ifi.lmu.de</text:p>
          </table:table-cell>
        </table:table-row>
      </table:table>
      <text:p text:style-name="P10"/>
      <text:p text:style-name="P10"/>
      <text:p text:style-name="P10"/>
      <text:p text:style-name="P10"/>
      <text:p text:style-name="P15">Literatur</text:p>
      <text:p text:style-name="Literatur"><text:reference-mark-start text:name="[1]"/>[1]<text:reference-mark-end text:name="[1]"/> <text:span text:style-name="T13">Duchon, M.</text:span>: A Context-Aware Mobile Traveller Information System based on OpenStreetMap, GI/KuVS Fachgespräch Berlin, 2010.</text:p>
      <text:p text:style-name="Literatur"><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NHGVT+SFRM1095" svg:font-family="DNHGVT+SFRM1095"/>
    <style:font-face style:name="Lucidasans1" svg:font-family="Lucidasans"/>
    <style:font-face style:name="StarSymbol" svg:font-family="StarSymbol"/>
    <style:font-face style:name="F16" svg:font-family="F16" style:font-family-generic="swiss"/>
    <style:font-face style:name="F20" svg:font-family="F20" style:font-family-generic="swiss"/>
    <style:font-face style:name="F56" svg:font-family="F56" style:font-family-generic="swiss"/>
    <style:font-face style:name="F70" svg:font-family="F70" style:font-family-generic="swiss"/>
    <style:font-face style:name="Nimbus Mono L" svg:font-family="'Nimbus Mono L'" style:font-family-generic="modern" style:font-pitch="fixed"/>
    <style:font-face style:name="Nimbus Roman No9 L" svg:font-family="'Nimbus Roman No9 L'"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de" fo:country="DE"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in" fo:text-align="justify" style:justify-single-word="false" fo:orphans="2" fo:widows="2" fo:hyphenation-ladder-count="no-limit" style:page-number="auto"/>
      <style:text-properties style:font-name="Arial" fo:font-size="11pt"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1" fo:font-size="13pt" fo:font-weight="bold" style:font-name-asian="DejaVu Sans" style:font-size-asian="14pt" style:font-name-complex="Lucidasans" style:font-size-complex="14pt"/>
    </style:style>
    <style:style style:name="Text_20_body" style:display-name="Text body" style:family="paragraph" style:parent-style-name="Standard" style:class="text" style:master-page-name="">
      <style:paragraph-properties fo:margin-top="0in" fo:margin-bottom="0.0835in" fo:line-height="110%" style:page-number="auto" fo:background-color="transparent" style:shadow="none">
        <style:tab-stops/>
        <style:background-image/>
      </style:paragraph-properties>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normal"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fo:padding="0in" fo:border="none" style:shadow="none" text:number-lines="false" text:line-number="0">
        <style:tab-stops>
          <style:tab-stop style:position="3.3457in" style:type="center"/>
          <style:tab-stop style:position="6.6925in" style:type="right"/>
        </style:tab-stops>
      </style:paragraph-properties>
      <style:text-properties style:font-name="Arial" fo:font-size="9pt" fo:font-weight="bold"/>
    </style:style>
    <style:style style:name="Footer" style:family="paragraph" style:parent-style-name="Standard" style:class="extra">
      <style:paragraph-properties fo:padding="0.0783in" fo:border-left="none" fo:border-right="none" fo:border-top="0.0008in solid #000000" fo:border-bottom="none"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font-size="9pt" fo:font-weight="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3929in" fo:margin-right="0in" fo:text-indent="0in" style:auto-text-indent="false"/>
    </style:style>
    <style:style style:name="Autor" style:family="paragraph" style:parent-style-name="Standard" style:next-style-name="Standard">
      <style:paragraph-properties fo:margin-top="0.0783in" fo:margin-bottom="0.1965in"/>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2.9528in" style:type="center"/>
          <style:tab-stop style:position="5.9055in" style:type="right"/>
        </style:tab-stops>
      </style:paragraph-properties>
      <style:text-properties fo:font-size="9pt" fo:font-weight="bold"/>
    </style:style>
    <style:style style:name="Autor-Kontakt" style:family="paragraph" style:parent-style-name="Text_20_body">
      <style:paragraph-properties fo:margin-left="0.5902in" fo:margin-right="0in" fo:margin-top="0in" fo:margin-bottom="0in" fo:text-indent="0in" style:auto-text-indent="true">
        <style:tab-stops/>
      </style:paragraph-properties>
    </style:style>
    <style:style style:name="Text" style:family="paragraph" style:parent-style-name="Caption" style:class="extra"/>
    <style:style style:name="List_20_1" style:display-name="List 1" style:family="paragraph" style:parent-style-name="List" style:class="list" style:master-page-name="">
      <style:paragraph-properties fo:margin-left="0.25in" fo:margin-right="0in" fo:margin-top="0in" fo:margin-bottom="0in" fo:text-indent="-0.25in" style:auto-text-indent="false" style:page-number="auto" fo:background-color="transparent" style:shadow="none">
        <style:tab-stops/>
        <style:background-image/>
      </style:paragraph-properties>
    </style:style>
    <style:style style:name="Sender" style:family="paragraph" style:parent-style-name="Standard" style:class="extra">
      <style:paragraph-properties fo:margin-top="0in" fo:margin-bottom="0.0417in" text:number-lines="false" text:line-number="0"/>
    </style:style>
    <style:style style:name="Literatur" style:family="paragraph" style:parent-style-name="Text_20_body" style:class="text" style:master-page-name="">
      <style:paragraph-properties style:page-number="auto"/>
      <style:text-properties fo:font-size="10pt"/>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1181in" fo:margin-right="0.118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style:font-name="Nimbus Sans L"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style:tab-stops>
          <style:tab-stop style:position="3.052in" style:type="center"/>
          <style:tab-stop style:position="6.6925in" style:type="right"/>
        </style:tab-stops>
      </style:paragraph-properties>
    </style:style>
    <style:style style:name="MP4" style:family="paragraph" style:parent-style-name="Footer">
      <style:paragraph-properties>
        <style:tab-stops>
          <style:tab-stop style:position="3.0626in" style:type="center"/>
          <style:tab-stop style:position="6.6925in" style:type="right"/>
        </style:tab-stops>
      </style:paragraph-properties>
    </style:style>
    <style:style style:name="MT1" style:family="text">
      <style:text-properties style:font-name="Nimbus Sans L"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usage="right">
      <style:page-layout-properties fo:page-width="8.2681in" fo:page-height="11.6929in" style:num-format="1" style:print-orientation="portrait" fo:margin-top="0.7874in" fo:margin-bottom="0.7874in" fo:margin-left="1.1811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usage="left">
      <style:page-layout-properties fo:page-width="8.2681in" fo:page-height="11.6929in" style:num-format="1" style:print-orientation="portrait" fo:margin-top="0.7874in" fo:margin-bottom="0.7874in" fo:margin-left="0.7874in" fo:margin-right="1.181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utor-Nachmane: Titel oder Kurztitel<text:span text:style-name="MT1"><text:tab/></text:span></text:p>
      </style:header>
      <style:header-left>
        <text:p text:style-name="MP1"><text:span text:style-name="MT1"/></text:p>
      </style:header-left>
      <style:footer>
        <text:p text:style-name="Footer">FOSSGIS 2008 <text:tab/><text:tab/>Seite <text:page-number text:select-page="current">1</text:page-number><text:subject>FOSSGIS</text:subject></text:p>
      </style:footer>
      <style:footer-left>
        <text:p text:style-name="MP2"><text:page-count>1</text:page-count></text:p>
      </style:footer-left>
    </style:master-page>
    <style:master-page style:name="Right_20_Page" style:display-name="Right Page" style:page-layout-name="Mpm2" style:next-style-name="Left_20_Page">
      <style:header>
        <text:p text:style-name="Header">Duchon, Paulus, Werner: Mobiler ÖPNV Routenplaner basierend auf OpenStreetMap Daten</text:p>
      </style:header>
      <style:footer>
        <text:p text:style-name="MP3">FOSSGIS 2011<text:tab/> - <text:page-number text:select-page="current">1</text:page-number> -</text:p>
      </style:footer>
    </style:master-page>
    <style:master-page style:name="Left_20_Page" style:display-name="Left Page" style:page-layout-name="Mpm3" style:next-style-name="Right_20_Page">
      <style:header>
        <text:p text:style-name="Header">Duchon, Paulus, Werner: Mobiler ÖPNV Routenplaner basierend auf OpenStreetMap Daten</text:p>
      </style:header>
      <style:footer>
        <text:p text:style-name="MP4"><text:tab/>- <text:page-number text:select-page="current">1</text:page-number> -<text:tab/>FOSSGIS 2011</text:p>
      </style:footer>
    </style:master-page>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11-26T09:49:54</meta:creation-date>
    <meta:editing-cycles>154</meta:editing-cycles>
    <meta:editing-duration>PT324H38M52S</meta:editing-duration>
    <meta:initial-creator>Markus Duchon</meta:initial-creator>
    <dc:date>2011-02-02T10:32:50</dc:date>
    <dc:creator>Markus Duchon</dc:creator>
    <meta:printed-by>Markus Duchon</meta:printed-by>
    <meta:print-date>2011-01-27T11:36:34</meta:print-date>
    <dc:subject>FOSSGIS</dc:subject>
    <dc:title>Kurzfassung</dc:title>
    <meta:document-statistic meta:table-count="1" meta:image-count="0" meta:object-count="0" meta:page-count="1" meta:paragraph-count="17" meta:word-count="318" meta:character-count="2543"/>
    <meta:user-defined meta:name="Info 1"/>
    <meta:user-defined meta:name="Info 2"/>
    <meta:user-defined meta:name="Info 3"/>
    <meta:user-defined meta:name="Info 4"/>
  </office:meta>
</office:document-meta>
</file>